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083in"/>
    </style:style>
    <style:style style:name="co2" style:family="table-column">
      <style:table-column-properties fo:break-before="auto" style:column-width="0.7862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0.8181in"/>
    </style:style>
    <style:style style:name="co9" style:family="table-column">
      <style:table-column-properties fo:break-before="auto" style:column-width="1.2043in"/>
    </style:style>
    <style:style style:name="co10" style:family="table-column">
      <style:table-column-properties fo:break-before="auto" style:column-width="0.9146in"/>
    </style:style>
    <style:style style:name="co11" style:family="table-column">
      <style:table-column-properties fo:break-before="auto" style:column-width="0.807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-100" table:style-name="ta1">
        <table:shapes>
          <draw:frame draw:z-index="0" draw:style-name="gr1" draw:text-style-name="P1" svg:width="7.176in" svg:height="3.5429in" svg:x="0.0394in" svg:y="2.3508in">
            <draw:object draw:notify-on-update-of-ranges="'m-100'.A11:'m-100'.A11 'm-100'.B11:'m-100'.H11 'm-100'.A12:'m-100'.A12 'm-100'.B12:'m-100'.H12 'm-100'.A13:'m-100'.A13 'm-100'.B13:'m-100'.H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# Sample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Error %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Received KB/sec</text:p>
          </table:table-cell>
          <table:table-cell office:value-type="string" calcext:value-type="string">
            <text:p>Sent KB/sec</text:p>
          </table:table-cell>
          <table:table-cell office:value-type="string" calcext:value-type="string">
            <text:p>Avg. Bytes</text:p>
          </table:table-cell>
        </table:table-row>
        <table:table-row table:style-name="ro1">
          <table:table-cell office:value-type="string" calcext:value-type="string">
            <text:p>Verificar Localidade por ID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69" calcext:value-type="float">
            <text:p>0.69</text:p>
          </table:table-cell>
          <table:table-cell table:style-name="ce1" office:value-type="string" calcext:value-type="string">
            <text:p>0.000%</text:p>
          </table:table-cell>
          <table:table-cell office:value-type="float" office:value="20.16942" calcext:value-type="float">
            <text:p>20.16942</text:p>
          </table:table-cell>
          <table:table-cell office:value-type="float" office:value="4.65" calcext:value-type="float">
            <text:p>4.65</text:p>
          </table:table-cell>
          <table:table-cell office:value-type="float" office:value="3.94" calcext:value-type="float">
            <text:p>3.9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Realizar aluguel de Localidade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.17" calcext:value-type="float">
            <text:p>1.17</text:p>
          </table:table-cell>
          <table:table-cell table:style-name="ce1" office:value-type="string" calcext:value-type="string">
            <text:p>1.000%</text:p>
          </table:table-cell>
          <table:table-cell office:value-type="float" office:value="20.16536" calcext:value-type="float">
            <text:p>20.16536</text:p>
          </table:table-cell>
          <table:table-cell office:value-type="float" office:value="7.31" calcext:value-type="float">
            <text:p>7.31</text:p>
          </table:table-cell>
          <table:table-cell office:value-type="float" office:value="8.36" calcext:value-type="float">
            <text:p>8.36</text:p>
          </table:table-cell>
          <table:table-cell office:value-type="float" office:value="371.2" calcext:value-type="float">
            <text:p>371.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.21" calcext:value-type="float">
            <text:p>3.21</text:p>
          </table:table-cell>
          <table:table-cell table:style-name="ce1" office:value-type="string" calcext:value-type="string">
            <text:p>0.500%</text:p>
          </table:table-cell>
          <table:table-cell office:value-type="float" office:value="40.24955" calcext:value-type="float">
            <text:p>40.24955</text:p>
          </table:table-cell>
          <table:table-cell office:value-type="float" office:value="11.93" calcext:value-type="float">
            <text:p>11.93</text:p>
          </table:table-cell>
          <table:table-cell office:value-type="float" office:value="12.28" calcext:value-type="float">
            <text:p>12.28</text:p>
          </table:table-cell>
          <table:table-cell office:value-type="float" office:value="303.6" calcext:value-type="float">
            <text:p>303.6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MVC sem vt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 virtual threads</text:p>
          </table:table-cell>
          <table:table-cell office:value-type="float" office:value="20.14099" calcext:value-type="float">
            <text:p>20.14099</text:p>
          </table:table-cell>
          <table:table-cell office:value-type="float" office:value="40.11231" calcext:value-type="float">
            <text:p>40.11231</text:p>
          </table:table-cell>
          <table:table-cell office:value-type="float" office:value="100.04002" calcext:value-type="float">
            <text:p>100.04002</text:p>
          </table:table-cell>
          <table:table-cell office:value-type="float" office:value="199.76029" calcext:value-type="float">
            <text:p>199.76029</text:p>
          </table:table-cell>
          <table:table-cell office:value-type="float" office:value="303.81285" calcext:value-type="float">
            <text:p>303.81285</text:p>
          </table:table-cell>
          <table:table-cell office:value-type="float" office:value="304.52988" calcext:value-type="float">
            <text:p>304.52988</text:p>
          </table:table-cell>
          <table:table-cell office:value-type="float" office:value="302.77035" calcext:value-type="float">
            <text:p>302.77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 virtual threads</text:p>
          </table:table-cell>
          <table:table-cell office:value-type="float" office:value="20.16536" calcext:value-type="float">
            <text:p>20.16536</text:p>
          </table:table-cell>
          <table:table-cell office:value-type="float" office:value="40.10427" calcext:value-type="float">
            <text:p>40.10427</text:p>
          </table:table-cell>
          <table:table-cell office:value-type="float" office:value="100" calcext:value-type="float">
            <text:p>100</text:p>
          </table:table-cell>
          <table:table-cell office:value-type="float" office:value="199.40179" calcext:value-type="float">
            <text:p>199.40179</text:p>
          </table:table-cell>
          <table:table-cell office:value-type="float" office:value="315.55696" calcext:value-type="float">
            <text:p>315.55696</text:p>
          </table:table-cell>
          <table:table-cell office:value-type="float" office:value="315.23367" calcext:value-type="float">
            <text:p>315.23367</text:p>
          </table:table-cell>
          <table:table-cell office:value-type="float" office:value="310.22181" calcext:value-type="float">
            <text:p>310.2218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0">00/00/0000</text:date>, <text:time style:data-style-name="N2" text:time-value="23:28:07.36690898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20T23:30:24.466890639</dc:date>
    <meta:editing-duration>PT7M20S</meta:editing-duration>
    <meta:editing-cycles>2</meta:editing-cycles>
    <meta:generator>LibreOffice/6.4.7.2$Linux_X86_64 LibreOffice_project/40$Build-2</meta:generator>
    <meta:document-statistic meta:table-count="1" meta:cell-count="6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228cm" svg:height="9cm" xlink:href=".." xlink:type="simple" chart:class="chart:bar" chart:style-name="ch1">
        <chart:title svg:x="4.573cm" svg:y="0.316cm" chart:style-name="ch2">
          <text:p>Comparação MVC com e sem virtual threads</text:p>
        </chart:title>
        <chart:legend chart:legend-position="end" svg:x="14.536cm" svg:y="3.952cm" style:legend-expansion="high" chart:style-name="ch3"/>
        <chart:plot-area chart:style-name="ch4" table:cell-range-address="'m-100'.A11:'m-100'.H13" chart:data-source-has-labels="both" svg:x="1.375cm" svg:y="1.275cm" svg:width="12.797cm" svg:height="6.564cm">
          <chartooo:coordinate-region svg:x="2.182cm" svg:y="1.474cm" svg:width="11.99cm" svg:height="5.718cm"/>
          <chart:axis chart:dimension="x" chart:name="primary-x" chart:style-name="ch5" chartooo:axis-type="auto">
            <chartooo:date-scale/>
            <chart:title svg:x="7.094cm" svg:y="8.019cm" chart:style-name="ch6">
              <text:p>usuários</text:p>
            </chart:title>
            <chart:categories table:cell-range-address="'m-100'.B11:'m-100'.H11"/>
          </chart:axis>
          <chart:axis chart:dimension="y" chart:name="primary-y" chart:style-name="ch7">
            <chart:title svg:x="0.451cm" svg:y="5.395cm" chart:style-name="ch8">
              <text:p>throughput</text:p>
            </chart:title>
            <chart:grid chart:style-name="ch9" chart:class="major"/>
          </chart:axis>
          <chart:series chart:style-name="ch10" chart:values-cell-range-address="'m-100'.B12:'m-100'.H12" chart:label-cell-address="'m-100'.A12:'m-100'.A12" chart:class="chart:bar">
            <chart:data-point chart:repeated="7"/>
          </chart:series>
          <chart:series chart:style-name="ch11" chart:values-cell-range-address="'m-100'.B13:'m-100'.H13" chart:label-cell-address="'m-100'.A13:'m-100'.A13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m-100'.B11:'m-100'.H11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4000">
                <text:p>4000</text:p>
              </table:table-cell>
              <table:table-cell office:value-type="float" office:value="6000">
                <text:p>6000</text:p>
              </table:table-cell>
            </table:table-row>
          </table:table-header-rows>
          <table:table-rows>
            <table:table-row>
              <table:table-cell office:value-type="string">
                <text:p>com virtual threads</text:p>
                <draw:g>
                  <svg:desc>'m-100'.A12:'m-100'.A12</svg:desc>
                </draw:g>
              </table:table-cell>
              <table:table-cell office:value-type="float" office:value="20.14099">
                <text:p>20.14099</text:p>
                <draw:g>
                  <svg:desc>'m-100'.B12:'m-100'.H12</svg:desc>
                </draw:g>
              </table:table-cell>
              <table:table-cell office:value-type="float" office:value="40.11231">
                <text:p>40.11231</text:p>
              </table:table-cell>
              <table:table-cell office:value-type="float" office:value="100.04002">
                <text:p>100.04002</text:p>
              </table:table-cell>
              <table:table-cell office:value-type="float" office:value="199.76029">
                <text:p>199.76029</text:p>
              </table:table-cell>
              <table:table-cell office:value-type="float" office:value="303.81285">
                <text:p>303.81285</text:p>
              </table:table-cell>
              <table:table-cell office:value-type="float" office:value="304.52988">
                <text:p>304.52988</text:p>
              </table:table-cell>
              <table:table-cell office:value-type="float" office:value="302.77035">
                <text:p>302.77035</text:p>
              </table:table-cell>
            </table:table-row>
            <table:table-row>
              <table:table-cell office:value-type="string">
                <text:p>sem virtual threads</text:p>
                <draw:g>
                  <svg:desc>'m-100'.A13:'m-100'.A13</svg:desc>
                </draw:g>
              </table:table-cell>
              <table:table-cell office:value-type="float" office:value="20.16536">
                <text:p>20.16536</text:p>
                <draw:g>
                  <svg:desc>'m-100'.B13:'m-100'.H13</svg:desc>
                </draw:g>
              </table:table-cell>
              <table:table-cell office:value-type="float" office:value="40.10427">
                <text:p>40.10427</text:p>
              </table:table-cell>
              <table:table-cell office:value-type="float" office:value="100">
                <text:p>100</text:p>
              </table:table-cell>
              <table:table-cell office:value-type="float" office:value="199.40179">
                <text:p>199.40179</text:p>
              </table:table-cell>
              <table:table-cell office:value-type="float" office:value="315.55696">
                <text:p>315.55696</text:p>
              </table:table-cell>
              <table:table-cell office:value-type="float" office:value="315.23367">
                <text:p>315.23367</text:p>
              </table:table-cell>
              <table:table-cell office:value-type="float" office:value="310.22181">
                <text:p>310.221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